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544" calcext:value-type="float">
            <text:p>66.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6128" calcext:value-type="float">
            <text:p>66.5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7208" calcext:value-type="float">
            <text:p>67.5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352" calcext:value-type="float">
            <text:p>66.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256" calcext:value-type="float">
            <text:p>66.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71368" calcext:value-type="float">
            <text:p>66.5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201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304" calcext:value-type="float">
            <text:p>66.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201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201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8072" calcext:value-type="float">
            <text:p>66.1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942" calcext:value-type="float">
            <text:p>67.8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7544" calcext:value-type="float">
            <text:p>67.2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201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1472" calcext:value-type="float">
            <text:p>66.6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201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1768" calcext:value-type="float">
            <text:p>65.9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201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02488" calcext:value-type="float">
            <text:p>64.1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201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2416" calcext:value-type="float">
            <text:p>65.8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628" calcext:value-type="float">
            <text:p>65.4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1456" calcext:value-type="float">
            <text:p>65.7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200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2208" calcext:value-type="float">
            <text:p>65.6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200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7176" calcext:value-type="float">
            <text:p>65.7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200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488" calcext:value-type="float">
            <text:p>65.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4024" calcext:value-type="float">
            <text:p>65.7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200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1008" calcext:value-type="float">
            <text:p>67.5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200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0872" calcext:value-type="float">
            <text:p>65.6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200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112" calcext:value-type="float">
            <text:p>66.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199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2808" calcext:value-type="float">
            <text:p>66.6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199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7216" calcext:value-type="float">
            <text:p>66.1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1996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928" calcext:value-type="float">
            <text:p>66.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199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0976" calcext:value-type="float">
            <text:p>65.7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199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9328" calcext:value-type="float">
            <text:p>65.4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199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0976" calcext:value-type="float">
            <text:p>65.7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199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3672" calcext:value-type="float">
            <text:p>65.1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199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624" calcext:value-type="float">
            <text:p>65.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199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8808" calcext:value-type="float">
            <text:p>65.1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198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2232" calcext:value-type="float">
            <text:p>65.1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198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986" calcext:value-type="float">
            <text:p>64.9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3256" calcext:value-type="float">
            <text:p>64.9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198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908" calcext:value-type="float">
            <text:p>65.0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198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192" calcext:value-type="float">
            <text:p>64.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198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198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0416" calcext:value-type="float">
            <text:p>65.0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198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4528" calcext:value-type="float">
            <text:p>65.1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198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1568" calcext:value-type="float">
            <text:p>64.3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198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0248" calcext:value-type="float">
            <text:p>65.2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197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4608" calcext:value-type="float">
            <text:p>65.8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7552" calcext:value-type="float">
            <text:p>65.7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197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9496" calcext:value-type="float">
            <text:p>65.3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197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3928" calcext:value-type="float">
            <text:p>68.0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197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0672" calcext:value-type="float">
            <text:p>67.8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197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3536" calcext:value-type="float">
            <text:p>67.1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197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1544" calcext:value-type="float">
            <text:p>64.9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197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0664" calcext:value-type="float">
            <text:p>65.5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197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7528" calcext:value-type="float">
            <text:p>66.3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197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6368" calcext:value-type="float">
            <text:p>64.6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196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7368" calcext:value-type="float">
            <text:p>65.0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196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7032" calcext:value-type="float">
            <text:p>65.4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196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7824" calcext:value-type="float">
            <text:p>65.6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196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3104" calcext:value-type="float">
            <text:p>65.9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196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5328" calcext:value-type="float">
            <text:p>63.9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196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22656" calcext:value-type="float">
            <text:p>63.9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196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4688" calcext:value-type="float">
            <text:p>62.6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196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6504" calcext:value-type="float">
            <text:p>62.7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196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308" calcext:value-type="float">
            <text:p>62.7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196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308" calcext:value-type="float">
            <text:p>62.7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195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3664" calcext:value-type="float">
            <text:p>62.8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195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408" calcext:value-type="float">
            <text:p>63.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901</text:p>
          </table:table-cell>
          <table:table-cell office:value-type="string" calcext:value-type="string">
            <text:p>195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4392" calcext:value-type="float">
            <text:p>63.3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8" meta:object-count="0"/>
    <meta:user-defined meta:name="AppVersion">3.0</meta:user-defined>
  </office:meta>
</office:document-meta>
</file>